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" table:style-name="ta1">
        <table:shapes>
          <draw:frame draw:z-index="0" draw:style-name="gr1" draw:text-style-name="P1" svg:width="453.51pt" svg:height="255.09pt" svg:x="0pt" svg:y="133.09pt">
            <loext:p draw:notify-on-update-of-ranges="out.A1:out.A4 out.B1:out.B4 out.C1:out.C4 out.D1:out.D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94.53pt" svg:y="137.59pt">
            <loext:p draw:notify-on-update-of-ranges="out.F1:out.F4 out.G1:out.G4 out.H1:out.H4 out.I1:out.I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0pt" svg:y="378.57pt">
            <loext:p draw:notify-on-update-of-ranges="out.A6:out.D6 out.A7:out.D7 out.A8:out.D8 out.A9:out.D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0pt" svg:y="631.76pt">
            <loext:p draw:notify-on-update-of-ranges="out.F6:out.I6 out.F7:out.I7 out.F8:out.I8 out.F9:out.I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float" office:value="693" calcext:value-type="float">
            <text:p>693</text:p>
          </table:table-cell>
          <table:table-cell office:value-type="float" office:value="498" calcext:value-type="float">
            <text:p>498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float" office:value="687" calcext:value-type="float">
            <text:p>687</text:p>
          </table:table-cell>
          <table:table-cell office:value-type="float" office:value="483" calcext:value-type="float">
            <text:p>483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782" calcext:value-type="float">
            <text:p>782</text:p>
          </table:table-cell>
          <table:table-cell office:value-type="float" office:value="522" calcext:value-type="float">
            <text:p>522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857" calcext:value-type="float">
            <text:p>857</text:p>
          </table:table-cell>
          <table:table-cell office:value-type="float" office:value="914" calcext:value-type="float">
            <text:p>914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84" calcext:value-type="float">
            <text:p>384</text:p>
          </table:table-cell>
          <table:table-cell office:value-type="float" office:value="551" calcext:value-type="float">
            <text:p>551</text:p>
          </table:table-cell>
          <table:table-cell office:value-type="float" office:value="928" calcext:value-type="float">
            <text:p>928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1803" calcext:value-type="float">
            <text:p>1803</text:p>
          </table:table-cell>
          <table:table-cell office:value-type="float" office:value="9071" calcext:value-type="float">
            <text:p>9071</text:p>
          </table:table-cell>
          <table:table-cell office:value-type="float" office:value="67488" calcext:value-type="float">
            <text:p>674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156" calcext:value-type="float">
            <text:p>156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1809" calcext:value-type="float">
            <text:p>1809</text:p>
          </table:table-cell>
          <table:table-cell office:value-type="float" office:value="8304" calcext:value-type="float">
            <text:p>8304</text:p>
          </table:table-cell>
          <table:table-cell office:value-type="float" office:value="99436" calcext:value-type="float">
            <text:p>994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79" calcext:value-type="float">
            <text:p>179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float" office:value="1362" calcext:value-type="float">
            <text:p>1362</text:p>
          </table:table-cell>
          <table:table-cell office:value-type="float" office:value="7434" calcext:value-type="float">
            <text:p>7434</text:p>
          </table:table-cell>
          <table:table-cell office:value-type="float" office:value="86856" calcext:value-type="float">
            <text:p>8685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156" calcext:value-type="float">
            <text:p>15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710" calcext:value-type="float">
            <text:p>1710</text:p>
          </table:table-cell>
          <table:table-cell office:value-type="float" office:value="9944" calcext:value-type="float">
            <text:p>9944</text:p>
          </table:table-cell>
          <table:table-cell office:value-type="float" office:value="90972" calcext:value-type="float">
            <text:p>909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 style:data-style-name="N2" text:time-value="11:25:55.7322653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6T12:07:42.108223415</dc:date>
    <meta:editing-duration>PT27M19S</meta:editing-duration>
    <meta:editing-cycles>3</meta:editing-cycles>
    <meta:generator>LibreOffice/5.1.6.2$Linux_X86_64 LibreOffice_project/10m0$Build-2</meta:generator>
    <meta:document-statistic meta:table-count="1" meta:cell-count="6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67cm" svg:y="0.316cm" chart:style-name="ch2">
          <text:p>минимум за итерацию среди потоков</text:p>
        </chart:title>
        <chart:legend chart:legend-position="end" svg:x="12.46cm" svg:y="3.454cm" style:legend-expansion="high" chart:style-name="ch3"/>
        <chart:plot-area chart:style-name="ch4" table:cell-range-address="out.A1:out.D4" chart:data-source-has-labels="row" svg:x="0.32cm" svg:y="1.275cm" svg:width="11.82cm" svg:height="7.545cm">
          <chartooo:coordinate-region svg:x="1.127cm" svg:y="1.475cm" svg:width="10.919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ut.A1:out.A4" loext:label-string="lib" chart:class="chart:line">
            <chart:data-point chart:repeated="4"/>
          </chart:series>
          <chart:series chart:style-name="ch8" chart:values-cell-range-address="out.B1:out.B4" loext:label-string="плотная" chart:class="chart:line">
            <chart:data-point chart:repeated="4"/>
          </chart:series>
          <chart:series chart:style-name="ch9" chart:values-cell-range-address="out.C1:out.C4" loext:label-string="построчная" chart:class="chart:line">
            <chart:data-point chart:repeated="4"/>
          </chart:series>
          <chart:series chart:style-name="ch10" chart:values-cell-range-address="out.D1:out.D4" loext:label-string="постраничная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b</text:p>
              </table:table-cell>
              <table:table-cell office:value-type="string">
                <text:p>плотная</text:p>
              </table:table-cell>
              <table:table-cell office:value-type="string">
                <text:p>построчная</text:p>
              </table:table-cell>
              <table:table-cell office:value-type="string">
                <text:p>постраничная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8">
                <text:p>318</text:p>
                <draw:g>
                  <svg:desc>out.A1:out.A4</svg:desc>
                </draw:g>
              </table:table-cell>
              <table:table-cell office:value-type="float" office:value="42">
                <text:p>42</text:p>
                <draw:g>
                  <svg:desc>out.B1:out.B4</svg:desc>
                </draw:g>
              </table:table-cell>
              <table:table-cell office:value-type="float" office:value="45">
                <text:p>45</text:p>
                <draw:g>
                  <svg:desc>out.C1:out.C4</svg:desc>
                </draw:g>
              </table:table-cell>
              <table:table-cell office:value-type="float" office:value="42">
                <text:p>42</text:p>
                <draw:g>
                  <svg:desc>out.D1:out.D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7">
                <text:p>237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">
                <text:p>204</text:p>
              </table:table-cell>
              <table:table-cell office:value-type="float" office:value="69">
                <text:p>69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9">
                <text:p>249</text:p>
              </table:table-cell>
              <table:table-cell office:value-type="float" office:value="66">
                <text:p>66</text:p>
              </table:table-cell>
              <table:table-cell office:value-type="float" office:value="111">
                <text:p>111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99cm" svg:y="0.316cm" chart:style-name="ch2">
          <text:p>среднее за итерацию среди потоков</text:p>
        </chart:title>
        <chart:legend chart:legend-position="end" svg:x="12.46cm" svg:y="3.454cm" style:legend-expansion="high" chart:style-name="ch3"/>
        <chart:plot-area chart:style-name="ch4" table:cell-range-address="out.F1:out.I4" chart:data-source-has-labels="row" svg:x="0.32cm" svg:y="1.275cm" svg:width="11.82cm" svg:height="7.545cm">
          <chartooo:coordinate-region svg:x="1.127cm" svg:y="1.474cm" svg:width="10.734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ut.F1:out.F4" loext:label-string="lib" chart:class="chart:line">
            <chart:data-point chart:repeated="4"/>
          </chart:series>
          <chart:series chart:style-name="ch8" chart:values-cell-range-address="out.G1:out.G4" loext:label-string="плотная" chart:class="chart:line">
            <chart:data-point chart:repeated="4"/>
          </chart:series>
          <chart:series chart:style-name="ch9" chart:values-cell-range-address="out.H1:out.H4" loext:label-string="построчная" chart:class="chart:line">
            <chart:data-point chart:repeated="4"/>
          </chart:series>
          <chart:series chart:style-name="ch10" chart:values-cell-range-address="out.I1:out.I4" loext:label-string="постраничная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b</text:p>
              </table:table-cell>
              <table:table-cell office:value-type="string">
                <text:p>плотная</text:p>
              </table:table-cell>
              <table:table-cell office:value-type="string">
                <text:p>построчная</text:p>
              </table:table-cell>
              <table:table-cell office:value-type="string">
                <text:p>постраничная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2">
                <text:p>612</text:p>
                <draw:g>
                  <svg:desc>out.F1:out.F4</svg:desc>
                </draw:g>
              </table:table-cell>
              <table:table-cell office:value-type="float" office:value="693">
                <text:p>693</text:p>
                <draw:g>
                  <svg:desc>out.G1:out.G4</svg:desc>
                </draw:g>
              </table:table-cell>
              <table:table-cell office:value-type="float" office:value="498">
                <text:p>498</text:p>
                <draw:g>
                  <svg:desc>out.H1:out.H4</svg:desc>
                </draw:g>
              </table:table-cell>
              <table:table-cell office:value-type="float" office:value="496">
                <text:p>496</text:p>
                <draw:g>
                  <svg:desc>out.I1:out.I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1">
                <text:p>601</text:p>
              </table:table-cell>
              <table:table-cell office:value-type="float" office:value="687">
                <text:p>687</text:p>
              </table:table-cell>
              <table:table-cell office:value-type="float" office:value="483">
                <text:p>483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5">
                <text:p>605</text:p>
              </table:table-cell>
              <table:table-cell office:value-type="float" office:value="782">
                <text:p>782</text:p>
              </table:table-cell>
              <table:table-cell office:value-type="float" office:value="522">
                <text:p>522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8">
                <text:p>658</text:p>
              </table:table-cell>
              <table:table-cell office:value-type="float" office:value="857">
                <text:p>857</text:p>
              </table:table-cell>
              <table:table-cell office:value-type="float" office:value="914">
                <text:p>914</text:p>
              </table:table-cell>
              <table:table-cell office:value-type="float" office:value="926">
                <text:p>9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51cm" svg:y="0.316cm" chart:style-name="ch2">
          <text:p>минимум</text:p>
        </chart:title>
        <chart:legend chart:legend-position="end" svg:x="12.83cm" svg:y="3.454cm" style:legend-expansion="high" chart:style-name="ch3"/>
        <chart:plot-area chart:style-name="ch4" table:cell-range-address="out.A6:out.D9" chart:data-source-has-labels="row" svg:x="0.32cm" svg:y="1.275cm" svg:width="12.19cm" svg:height="7.545cm">
          <chartooo:coordinate-region svg:x="1.127cm" svg:y="1.475cm" svg:width="11.104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ut.A6:out.D6" loext:label-string="omp" chart:class="chart:line">
            <chart:data-point chart:repeated="4"/>
          </chart:series>
          <chart:series chart:style-name="ch8" chart:values-cell-range-address="out.A7:out.D7" loext:label-string="плотная" chart:class="chart:line">
            <chart:data-point chart:repeated="4"/>
          </chart:series>
          <chart:series chart:style-name="ch9" chart:values-cell-range-address="out.A8:out.D8" loext:label-string="строчная" chart:class="chart:line">
            <chart:data-point chart:repeated="4"/>
          </chart:series>
          <chart:series chart:style-name="ch10" chart:values-cell-range-address="out.A9:out.D9" loext:label-string="страничная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</text:p>
              </table:table-cell>
              <table:table-cell office:value-type="string">
                <text:p>плотная</text:p>
              </table:table-cell>
              <table:table-cell office:value-type="string">
                <text:p>строчная</text:p>
              </table:table-cell>
              <table:table-cell office:value-type="string">
                <text:p>страничная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6">
                <text:p>316</text:p>
                <draw:g>
                  <svg:desc>out.A6:out.D6</svg:desc>
                </draw:g>
              </table:table-cell>
              <table:table-cell office:value-type="float" office:value="84">
                <text:p>84</text:p>
                <draw:g>
                  <svg:desc>out.A7:out.D7</svg:desc>
                </draw:g>
              </table:table-cell>
              <table:table-cell office:value-type="float" office:value="72">
                <text:p>72</text:p>
                <draw:g>
                  <svg:desc>out.A8:out.D8</svg:desc>
                </draw:g>
              </table:table-cell>
              <table:table-cell office:value-type="float" office:value="76">
                <text:p>76</text:p>
                <draw:g>
                  <svg:desc>out.A9:out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4">
                <text:p>384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1">
                <text:p>551</text:p>
              </table:table-cell>
              <table:table-cell office:value-type="float" office:value="156">
                <text:p>156</text:p>
              </table:table-cell>
              <table:table-cell office:value-type="float" office:value="179">
                <text:p>17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8">
                <text:p>928</text:p>
              </table:table-cell>
              <table:table-cell office:value-type="float" office:value="952">
                <text:p>952</text:p>
              </table:table-cell>
              <table:table-cell office:value-type="float" office:value="752">
                <text:p>752</text:p>
              </table:table-cell>
              <table:table-cell office:value-type="float" office:value="1320">
                <text:p>13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 среднее</text:p>
        </chart:title>
        <chart:subtitle svg:x="4.9cm" svg:y="1.275cm" chart:style-name="ch3">
          <text:p>с отсечением значений &gt; 1000000</text:p>
        </chart:subtitle>
        <chart:legend chart:legend-position="end" svg:x="12.83cm" svg:y="3.454cm" style:legend-expansion="high" chart:style-name="ch4"/>
        <chart:plot-area chart:style-name="ch5" table:cell-range-address="out.F6:out.I9" chart:data-source-has-labels="row" svg:x="0.32cm" svg:y="2.138cm" svg:width="12.19cm" svg:height="6.682cm">
          <chartooo:coordinate-region svg:x="1.497cm" svg:y="2.337cm" svg:width="10.734cm" svg:height="5.83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out.F6:out.I6" loext:label-string="omp" chart:class="chart:line">
            <chart:data-point chart:repeated="4"/>
          </chart:series>
          <chart:series chart:style-name="ch9" chart:values-cell-range-address="out.F7:out.I7" loext:label-string="плотная" chart:class="chart:line">
            <chart:data-point chart:repeated="4"/>
          </chart:series>
          <chart:series chart:style-name="ch10" chart:values-cell-range-address="out.F8:out.I8" loext:label-string="строчная" chart:class="chart:line">
            <chart:data-point chart:repeated="4"/>
          </chart:series>
          <chart:series chart:style-name="ch11" chart:values-cell-range-address="out.F9:out.I9" loext:label-string="страничная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</text:p>
              </table:table-cell>
              <table:table-cell office:value-type="string">
                <text:p>плотная</text:p>
              </table:table-cell>
              <table:table-cell office:value-type="string">
                <text:p>строчная</text:p>
              </table:table-cell>
              <table:table-cell office:value-type="string">
                <text:p>страничная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49">
                <text:p>949</text:p>
                <draw:g>
                  <svg:desc>out.F6:out.I6</svg:desc>
                </draw:g>
              </table:table-cell>
              <table:table-cell office:value-type="float" office:value="1292">
                <text:p>1292</text:p>
                <draw:g>
                  <svg:desc>out.F7:out.I7</svg:desc>
                </draw:g>
              </table:table-cell>
              <table:table-cell office:value-type="float" office:value="941">
                <text:p>941</text:p>
                <draw:g>
                  <svg:desc>out.F8:out.I8</svg:desc>
                </draw:g>
              </table:table-cell>
              <table:table-cell office:value-type="float" office:value="994">
                <text:p>994</text:p>
                <draw:g>
                  <svg:desc>out.F9:out.I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3">
                <text:p>1803</text:p>
              </table:table-cell>
              <table:table-cell office:value-type="float" office:value="1809">
                <text:p>1809</text:p>
              </table:table-cell>
              <table:table-cell office:value-type="float" office:value="1362">
                <text:p>1362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71">
                <text:p>9071</text:p>
              </table:table-cell>
              <table:table-cell office:value-type="float" office:value="8304">
                <text:p>8304</text:p>
              </table:table-cell>
              <table:table-cell office:value-type="float" office:value="7434">
                <text:p>7434</text:p>
              </table:table-cell>
              <table:table-cell office:value-type="float" office:value="9944">
                <text:p>9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488">
                <text:p>67488</text:p>
              </table:table-cell>
              <table:table-cell office:value-type="float" office:value="99436">
                <text:p>99436</text:p>
              </table:table-cell>
              <table:table-cell office:value-type="float" office:value="86856">
                <text:p>86856</text:p>
              </table:table-cell>
              <table:table-cell office:value-type="float" office:value="90972">
                <text:p>909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